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TestCaseCaller.getWrapp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setLogger( Log the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runBare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TestCaseCaller.setDelegatedTest( Test theDelegat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setWrappedTest( Test theWrapp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getDelega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TestCaseCaller.ServerTestCaseCaller( Test theDelegatedTest , Test theWrapped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